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incipal.A" style:family="table-column">
      <style:table-column-properties style:column-width="14.351cm" style:rel-column-width="32767*"/>
    </style:style>
    <style:style style:name="Principal.B" style:family="table-column">
      <style:table-column-properties style:column-width="14.351cm" style:rel-column-width="32768*"/>
    </style:style>
    <style:style style:name="Principal.1" style:family="table-row">
      <style:table-row-properties fo:background-color="transparent" fo:keep-together="auto">
        <style:background-image/>
      </style:table-row-properties>
    </style:style>
    <style:style style:name="Principal.A1" style:family="table-cell">
      <style:table-cell-properties style:vertical-align="middle" fo:padding="0.097cm" fo:border-left="2pt solid #808080" fo:border-right="none" fo:border-top="2pt solid #808080" fo:border-bottom="none"/>
    </style:style>
    <style:style style:name="Principal.B1" style:family="table-cell">
      <style:table-cell-properties style:vertical-align="" fo:background-color="transparent" fo:padding="0.097cm" fo:border-left="none" fo:border-right="2pt solid #808080" fo:border-top="2pt solid #808080" fo:border-bottom="none" style:writing-mode="page">
        <style:background-image/>
      </style:table-cell-properties>
    </style:style>
    <style:style style:name="Principal.A2" style:family="table-cell">
      <style:table-cell-properties style:vertical-align="middle" fo:padding="0.097cm" fo:border-left="2pt solid #808080" fo:border-right="none" fo:border-top="none" fo:border-bottom="2pt solid #808080"/>
    </style:style>
    <style:style style:name="Principal.B2" style:family="table-cell">
      <style:table-cell-properties fo:padding="0.097cm" fo:border-left="none" fo:border-right="2pt solid #808080" fo:border-top="none" fo:border-bottom="2pt solid #808080"/>
    </style:style>
    <style:style style:name="Detail" style:family="table">
      <style:table-properties style:width="28.7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Detail.A" style:family="table-column">
      <style:table-column-properties style:column-width="4.895cm"/>
    </style:style>
    <style:style style:name="Detail.B" style:family="table-column">
      <style:table-column-properties style:column-width="2.404cm"/>
    </style:style>
    <style:style style:name="Detail.C" style:family="table-column">
      <style:table-column-properties style:column-width="3.395cm"/>
    </style:style>
    <style:style style:name="Detail.D" style:family="table-column">
      <style:table-column-properties style:column-width="3.108cm"/>
    </style:style>
    <style:style style:name="Detail.E" style:family="table-column">
      <style:table-column-properties style:column-width="2.699cm"/>
    </style:style>
    <style:style style:name="Detail.F" style:family="table-column">
      <style:table-column-properties style:column-width="3.695cm"/>
    </style:style>
    <style:style style:name="Detail.G" style:family="table-column">
      <style:table-column-properties style:column-width="2.503cm"/>
    </style:style>
    <style:style style:name="Detail.H" style:family="table-column">
      <style:table-column-properties style:column-width="2.999cm"/>
    </style:style>
    <style:style style:name="Detail.I" style:family="table-column">
      <style:table-column-properties style:column-width="3.009cm"/>
    </style:style>
    <style:style style:name="Detail.1" style:family="table-row">
      <style:table-row-properties fo:background-color="transparent" fo:keep-together="auto">
        <style:background-image/>
      </style:table-row-properties>
    </style:style>
    <style:style style:name="Detail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Detail.I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Detail.A2" style:family="table-cell">
      <style:table-cell-properties fo:padding="0.097cm" fo:border="none"/>
    </style:style>
    <style:style style:name="Detail.A3" style:family="table-cell">
      <style:table-cell-properties style:vertical-align="middle" fo:padding="0.097cm" fo:border-left="none" fo:border-right="none" fo:border-top="none" fo:border-bottom="0.05pt solid #999999"/>
    </style:style>
    <style:style style:name="Detail.B3" style:family="table-cell">
      <style:table-cell-properties style:vertical-align="middle" fo:padding="0.097cm" fo:border-left="none" fo:border-right="none" fo:border-top="none" fo:border-bottom="0.05pt solid #999999"/>
    </style:style>
    <style:style style:name="Detail.C3" style:family="table-cell">
      <style:table-cell-properties style:vertical-align="middle" fo:padding="0.097cm" fo:border-left="none" fo:border-right="none" fo:border-top="none" fo:border-bottom="0.05pt solid #999999"/>
    </style:style>
    <style:style style:name="Detail.D3" style:family="table-cell">
      <style:table-cell-properties style:vertical-align="middle" fo:padding="0.097cm" fo:border-left="none" fo:border-right="none" fo:border-top="none" fo:border-bottom="0.05pt solid #999999"/>
    </style:style>
    <style:style style:name="Detail.E3" style:family="table-cell">
      <style:table-cell-properties style:vertical-align="middle" fo:padding="0.097cm" fo:border-left="none" fo:border-right="none" fo:border-top="none" fo:border-bottom="0.05pt solid #999999"/>
    </style:style>
    <style:style style:name="Detail.F3" style:family="table-cell">
      <style:table-cell-properties style:vertical-align="middle" fo:padding="0.097cm" fo:border-left="none" fo:border-right="none" fo:border-top="none" fo:border-bottom="0.05pt solid #999999"/>
    </style:style>
    <style:style style:name="Detail.G3" style:family="table-cell">
      <style:table-cell-properties style:vertical-align="middle" fo:padding="0.097cm" fo:border-left="none" fo:border-right="none" fo:border-top="none" fo:border-bottom="0.05pt solid #999999"/>
    </style:style>
    <style:style style:name="Detail.H3" style:family="table-cell">
      <style:table-cell-properties style:vertical-align="middle" fo:padding="0.097cm" fo:border-left="none" fo:border-right="none" fo:border-top="none" fo:border-bottom="0.05pt solid #999999"/>
    </style:style>
    <style:style style:name="Detail.I3" style:family="table-cell">
      <style:table-cell-properties style:vertical-align="middle" fo:padding="0.097cm" fo:border-left="none" fo:border-right="none" fo:border-top="none" fo:border-bottom="0.05pt solid #999999"/>
    </style:style>
    <style:style style:name="Detail.A4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14dd" officeooo:paragraph-rsid="003d5bc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3e7e43" officeooo:paragraph-rsid="003e7e43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10pt" fo:language="zxx" fo:country="none" officeooo:rsid="0029694e" officeooo:paragraph-rsid="0029694e" style:font-size-asian="10pt" style:language-asian="zxx" style:country-asian="none" style:font-size-complex="10pt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10pt" fo:language="zxx" fo:country="none" officeooo:rsid="0029694e" officeooo:paragraph-rsid="001f0624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8pt" fo:language="zxx" fo:country="none" officeooo:paragraph-rsid="0029694e" style:font-size-asian="8pt" style:language-asian="zxx" style:country-asian="none" style:font-size-complex="8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8pt" fo:language="zxx" fo:country="none" officeooo:paragraph-rsid="0036ad8c" style:font-size-asian="8pt" style:language-asian="zxx" style:country-asian="none" style:font-size-complex="8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8pt" fo:language="zxx" fo:country="none" officeooo:paragraph-rsid="003dba7d" style:font-size-asian="8pt" style:language-asian="zxx" style:country-asian="none" style:font-size-complex="8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8pt" fo:language="zxx" fo:country="none" officeooo:paragraph-rsid="003d5bc7" style:font-size-asian="8pt" style:language-asian="zxx" style:country-asian="none" style:font-size-complex="8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8pt" fo:language="zxx" fo:country="none" officeooo:paragraph-rsid="004ad389" style:font-size-asian="8pt" style:language-asian="zxx" style:country-asian="none" style:font-size-complex="8pt" style:language-complex="zxx" style:country-complex="none"/>
    </style:style>
    <style:style style:name="P11" style:family="paragraph" style:parent-style-name="Table_20_Contents">
      <style:text-properties style:font-name="Liberation Sans1" fo:font-size="8pt" officeooo:paragraph-rsid="001f0624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10.5pt" fo:language="zxx" fo:country="none" fo:font-weight="bold" officeooo:rsid="003114dd" officeooo:paragraph-rsid="003d5bc7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10.5pt" fo:language="zxx" fo:country="none" fo:font-weight="bold" officeooo:rsid="00277e02" officeooo:paragraph-rsid="0047635f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4" style:family="paragraph" style:parent-style-name="Header">
      <style:text-properties style:font-name="Liberation Sans1"/>
    </style:style>
    <style:style style:name="P15" style:family="paragraph" style:parent-style-name="Footer">
      <style:paragraph-properties fo:text-align="start" style:justify-single-word="false" fo:padding="0.049cm" fo:border-left="none" fo:border-right="none" fo:border-top="0.06pt solid #808080" fo:border-bottom="none" style:shadow="none"/>
      <style:text-properties style:font-name="Liberation Sans1" fo:font-size="9pt" officeooo:rsid="001cbd64" officeooo:paragraph-rsid="0047635f" style:font-size-asian="9pt" style:font-size-complex="9pt"/>
    </style:style>
    <style:style style:name="P16" style:family="paragraph" style:parent-style-name="Standard">
      <style:text-properties style:font-name="Liberation Sans1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0pt" fo:language="zxx" fo:country="none" officeooo:rsid="0029694e" officeooo:paragraph-rsid="003114dd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0pt" fo:language="zxx" fo:country="none" officeooo:rsid="0029694e" officeooo:paragraph-rsid="003dba7d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0pt" fo:language="zxx" fo:country="none" officeooo:rsid="0029694e" officeooo:paragraph-rsid="00411e7f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text-align="center" style:justify-single-word="false"/>
      <style:text-properties style:font-name="Liberation Sans1" fo:font-size="10pt" fo:language="zxx" fo:country="none" officeooo:rsid="0029694e" officeooo:paragraph-rsid="0047635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text-align="center" style:justify-single-word="false"/>
      <style:text-properties style:font-name="Liberation Sans1" fo:font-size="10pt" fo:language="zxx" fo:country="none" officeooo:rsid="004ad389" officeooo:paragraph-rsid="004ad389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style:font-name="Liberation Sans1" fo:font-size="11pt" fo:font-weight="bold" officeooo:paragraph-rsid="00411e7f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Liberation Sans1" officeooo:paragraph-rsid="00411e7f"/>
    </style:style>
    <style:style style:name="P24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3114dd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47635f" style:font-size-asian="10.5pt" style:font-weight-asian="bold" style:font-size-complex="10.5pt" style:font-weight-complex="bold"/>
    </style:style>
    <style:style style:name="T1" style:family="text">
      <style:text-properties officeooo:rsid="0047635f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row table:style-name="Principal.1">
          <table:table-cell table:style-name="Principal.A1" office:value-type="string">
            <text:p text:style-name="P12">Expiry date range:</text:p>
          </table:table-cell>
          <table:table-cell table:style-name="Principal.B1" office:value-type="string">
            <text:p text:style-name="P24"><text:placeholder text:placeholder-type="text">&lt;format_date(expiry_date_from, user.language)&gt;</text:placeholder><text:s/>- <text:placeholder text:placeholder-type="text">&lt;format_date(expiry_date_to, user.language)&gt;</text:placeholder></text:p>
          </table:table-cell>
        </table:table-row>
        <table:table-row>
          <table:table-cell table:style-name="Principal.A2" office:value-type="string">
            <text:p text:style-name="P13">Input date range:</text:p>
          </table:table-cell>
          <table:table-cell table:style-name="Principal.B2" office:value-type="string">
            <text:p text:style-name="P25"><text:placeholder text:placeholder-type="text">&lt;format_date(date_from, user.language)&gt;</text:placeholder><text:s/>- <text:placeholder text:placeholder-type="text">&lt;format_date(date_to, user.language)&gt;</text:placeholder></text:p>
          </table:table-cell>
        </table:table-row>
      </table:table>
      <text:p text:style-name="P16"/>
      <text:p text:style-name="P23"><text:placeholder text:placeholder-type="text">&lt;for each="record in objects"&gt;</text:placeholder></text:p>
      <text:p text:style-name="P22"><text:placeholder text:placeholder-type="text">&lt;record.location&gt;</text:placeholder></text:p>
      <table:table table:name="Detail" table:style-name="Detail">
        <table:table-column table:style-name="Detail.A"/>
        <table:table-column table:style-name="Detail.B"/>
        <table:table-column table:style-name="Detail.C"/>
        <table:table-column table:style-name="Detail.D"/>
        <table:table-column table:style-name="Detail.E"/>
        <table:table-column table:style-name="Detail.F"/>
        <table:table-column table:style-name="Detail.G"/>
        <table:table-column table:style-name="Detail.H"/>
        <table:table-column table:style-name="Detail.I"/>
        <table:table-header-rows>
          <table:table-row table:style-name="Detail.1">
            <table:table-cell table:style-name="Detail.A1" office:value-type="string">
              <text:p text:style-name="P4">Code</text:p>
            </table:table-cell>
            <table:table-cell table:style-name="Detail.A1" office:value-type="string">
              <text:p text:style-name="P17">Type</text:p>
            </table:table-cell>
            <table:table-cell table:style-name="Detail.A1" office:value-type="string">
              <text:p text:style-name="P17">Packages quantity and type</text:p>
            </table:table-cell>
            <table:table-cell table:style-name="Detail.A1" office:value-type="string">
              <text:p text:style-name="P17">Input date </text:p>
            </table:table-cell>
            <table:table-cell table:style-name="Detail.A1" office:value-type="string">
              <text:p text:style-name="P18">Results Reports</text:p>
            </table:table-cell>
            <table:table-cell table:style-name="Detail.A1" office:value-type="string">
              <text:p text:style-name="P21">Comments</text:p>
            </table:table-cell>
            <table:table-cell table:style-name="Detail.A1" office:value-type="string">
              <text:p text:style-name="P19">Study Plan</text:p>
            </table:table-cell>
            <table:table-cell table:style-name="Detail.A1" office:value-type="string">
              <text:p text:style-name="P5">Countersample date</text:p>
            </table:table-cell>
            <table:table-cell table:style-name="Detail.I1" office:value-type="string">
              <text:p text:style-name="P20">Expiry date</text:p>
            </table:table-cell>
          </table:table-row>
        </table:table-header-rows>
        <table:table-row>
          <table:table-cell table:style-name="Detail.A2" table:number-columns-spanned="9" office:value-type="string">
            <text:p text:style-name="P11"><text:placeholder text:placeholder-type="text">&lt;for each="fraction in record.frac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etail.A3" office:value-type="string">
            <text:p text:style-name="P6"><text:placeholder text:placeholder-type="text">&lt;fraction['number']&gt;</text:placeholder></text:p>
          </table:table-cell>
          <table:table-cell table:style-name="Detail.B3" office:value-type="string">
            <text:p text:style-name="P7"><text:placeholder text:placeholder-type="text">&lt;fraction['type']&gt;</text:placeholder></text:p>
          </table:table-cell>
          <table:table-cell table:style-name="Detail.C3" office:value-type="string">
            <text:p text:style-name="P7"><text:placeholder text:placeholder-type="text">&lt;fraction['packages']&gt;</text:placeholder></text:p>
          </table:table-cell>
          <table:table-cell table:style-name="Detail.D3" office:value-type="string">
            <text:p text:style-name="P7"><text:placeholder text:placeholder-type="text">&lt;format_date(fraction['entry_date'], user.language)&gt;</text:placeholder></text:p>
          </table:table-cell>
          <table:table-cell table:style-name="Detail.E3" office:value-type="string">
            <text:p text:style-name="P8"><text:placeholder text:placeholder-type="text">&lt;fraction['results_reports']&gt;</text:placeholder></text:p>
          </table:table-cell>
          <table:table-cell table:style-name="Detail.F3" office:value-type="string">
            <text:p text:style-name="P10"><text:placeholder text:placeholder-type="text">&lt;fraction['comments']&gt;</text:placeholder></text:p>
          </table:table-cell>
          <table:table-cell table:style-name="Detail.G3" office:value-type="string">
            <text:p text:style-name="P8"><text:placeholder text:placeholder-type="text">&lt;fraction['stp_number']&gt;</text:placeholder></text:p>
          </table:table-cell>
          <table:table-cell table:style-name="Detail.H3" office:value-type="string">
            <text:p text:style-name="P7"><text:placeholder text:placeholder-type="text">&lt;format_date(fraction['countersample_date'], user.language) if fraction['countersample_date'] else ''&gt;</text:placeholder></text:p>
          </table:table-cell>
          <table:table-cell table:style-name="Detail.I3" office:value-type="string">
            <text:p text:style-name="P9"><text:placeholder text:placeholder-type="text">&lt;format_date(fraction['expiry_date'], user.language) if fraction['expiry_date'] else ''&gt;</text:placeholder></text:p>
          </table:table-cell>
        </table:table-row>
        <table:table-row>
          <table:table-cell table:style-name="Detail.A4" table:number-columns-spanned="9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8.702cm" table:align="margins"/>
    </style:style>
    <style:style style:name="Header.A" style:family="table-column">
      <style:table-column-properties style:column-width="6.1cm" style:rel-column-width="13926*"/>
    </style:style>
    <style:style style:name="Header.B" style:family="table-column">
      <style:table-column-properties style:column-width="16.503cm" style:rel-column-width="37681*"/>
    </style:style>
    <style:style style:name="Header.C" style:family="table-column">
      <style:table-column-properties style:column-width="6.1cm" style:rel-column-width="13928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1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14dd" officeooo:paragraph-rsid="003d5bc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3e7e43" officeooo:paragraph-rsid="003e7e43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1"/>
    </style:style>
    <style:style style:name="MP5" style:family="paragraph" style:parent-style-name="Footer">
      <style:paragraph-properties fo:text-align="start" style:justify-single-word="false" fo:padding="0.049cm" fo:border-left="none" fo:border-right="none" fo:border-top="0.06pt solid #808080" fo:border-bottom="none" style:shadow="none"/>
      <style:text-properties style:font-name="Liberation Sans1" fo:font-size="9pt" officeooo:rsid="001cbd64" officeooo:paragraph-rsid="0047635f" style:font-size-asian="9pt" style:font-size-complex="9pt"/>
    </style:style>
    <style:style style:name="MT1" style:family="text">
      <style:text-properties officeooo:rsid="0047635f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>Discharge of Countersamples</text:p>
            </table:table-cell>
            <table:table-cell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MT1">Print date: </text:span><text:span text:style-name="MT1"><text:placeholder text:placeholder-type="text">&lt;format_date(datetime.datetime.today(), user.language)&gt;</text:placeholder></text:span><text:tab/><text:tab/>Page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0:46:12.233498975</meta:creation-date>
    <meta:editing-duration>P0D</meta:editing-duration>
    <meta:editing-cycles>1</meta:editing-cycles>
    <meta:generator>LibreOffice/5.4.1.2.0$Linux_X86_64 LibreOffice_project/40m0$Build-2</meta:generator>
    <meta:document-statistic meta:table-count="3" meta:image-count="0" meta:object-count="0" meta:page-count="1" meta:paragraph-count="29" meta:word-count="73" meta:character-count="896" meta:non-whitespace-character-count="850"/>
    <meta:user-defined meta:name="Info 1"/>
    <meta:user-defined meta:name="Info 2"/>
    <meta:user-defined meta:name="Info 3"/>
    <meta:user-defined meta:name="Info 4"/>
  </office:meta>
</office:document-meta>
</file>